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2.853cm" svg:y="18.9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13.409cm" svg:y1="17.224cm" svg:x2="13.416cm" svg:y2="18.912cm" draw:start-shape="id1" draw:start-glue-point="2" draw:end-shape="id2" draw:end-glue-point="0" svg:d="M13409 17224l7 1688" svg:viewBox="0 0 8 16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9.115cm" svg:height="4.877cm" svg:x="0.611cm" svg:y="15.8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10.26cm" svg:y="13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4.26cm" svg:height="1.238cm" svg:x="12.299cm" svg:y="14.603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line draw:style-name="gr13" draw:text-style-name="P3" draw:layer="layout" svg:x1="21.251cm" svg:y1="5.923cm" svg:x2="21.251cm" svg:y2="7.955cm">
          <text:p/>
        </draw:line>
        <draw:g>
          <draw:glue-point draw:id="4" svg:x="0.062cm" svg:y="-3.533cm" draw:escape-direction="up"/>
          <draw:frame draw:style-name="gr3" draw:text-style-name="P3" draw:layer="layout" svg:width="4.63cm" svg:height="3.464cm" svg:x="18.415cm" svg:y="2.15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20.252cm" svg:y="2.92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5" draw:layer="layout" svg:width="0.959cm" svg:height="1.195cm" svg:x="20.428cm" svg:y="6.063cm">
          <draw:text-box>
            <text:p><text:span text:style-name="T3">~</text:span></text:p>
          </draw:text-box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7.492cm" svg:y="7.45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1.46cm" svg:height="0.969cm" svg:x="19.189cm" svg:y="9.18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962cm" svg:height="1.417cm" svg:x="20.591cm" svg:y="7.8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2" draw:text-style-name="P3" xml:id="id4" draw:id="id4" draw:layer="layout" svg:width="1.452cm" svg:height="0.985cm" svg:x="19.268cm" svg:y="12.391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onnector draw:style-name="gr1" draw:text-style-name="P2" draw:layer="layout" draw:type="line" svg:x1="20.022cm" svg:y1="10.922cm" svg:x2="19.994cm" svg:y2="12.391cm" draw:start-shape="id3" draw:start-glue-point="2" draw:end-shape="id4" draw:end-glue-point="0" svg:d="M20022 10922l-28 1469" svg:viewBox="0 0 29 1470">
          <text:p text:style-name="P1"><text:span text:style-name="T1">~ <text:s text:c="3"/></text:span></text:p>
        </draw:connector>
        <draw:line draw:style-name="gr13" draw:text-style-name="P3" draw:layer="layout" svg:x1="19.431cm" svg:y1="13.081cm" svg:x2="17.018cm" svg:y2="14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08T13:37:41.354168736</dc:date>
    <meta:editing-duration>P1DT1H21M42S</meta:editing-duration>
    <meta:editing-cycles>31</meta:editing-cycles>
    <meta:generator>LibreOffice/5.1.6.2$Linux_X86_64 LibreOffice_project/10m0$Build-2</meta:generator>
    <meta:document-statistic meta:object-count="113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λ</mi>
      <mo stretchy="false">=</mo>
      <msup>
        <mi>exp</mi>
        <msub>
          <mi mathvariant="normal">α</mi>
          <mi>m</mi>
        </msub>
      </msup>
    </mrow>
    <annotation encoding="StarMath 5.0">%lambda=exp^{%alpha_{m} 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sub>
      <mi mathvariant="normal">μ</mi>
      <mi>m</mi>
    </msub>
    <annotation encoding="StarMath 5.0">%mu_m</annotation>
  </semantics>
</math>
</file>

<file path=Object 38/content.xml><?xml version="1.0" encoding="utf-8"?>
<math xmlns="http://www.w3.org/1998/Math/MathML" display="block">
  <semantics>
    <msub>
      <mi mathvariant="italic">sd</mi>
      <mi>m</mi>
    </msub>
    <annotation encoding="StarMath 5.0">sd_m</annotation>
  </semantics>
</math>
</file>

<file path=Object 39/content.xml><?xml version="1.0" encoding="utf-8"?>
<math xmlns="http://www.w3.org/1998/Math/MathML" display="block">
  <semantics>
    <msub>
      <mi mathvariant="normal">α</mi>
      <mi>m</mi>
    </msub>
    <annotation encoding="StarMath 5.0">%alpha_m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italic">sd</mi>
                <mi>m</mi>
              </msub>
              <mo stretchy="false">∼</mo>
              <mtext>Half-Cauchy</mtext>
            </mrow>
            <mrow>
              <mo fence="true" stretchy="false">(</mo>
              <mrow>
                <mi mathvariant="normal">β</mi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Normal</mtext>
            </mrow>
            <mrow>
              <mo fence="true" stretchy="false">(</mo>
              <mrow>
                <mrow>
                  <msub>
                    <mi mathvariant="normal">μ</mi>
                    <mi>m</mi>
                  </msub>
                  <mi>,</mi>
                  <msub>
                    <mi mathvariant="italic">sd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=</mo>
              <msub>
                <mi mathvariant="normal">α</mi>
                <mi>m</mi>
              </msub>
            </mrow>
            <mrow>
              <msub>
                <mi>x</mi>
                <mi>m</mi>
              </msub>
              <mo stretchy="false">+</mo>
              <mrow>
                <msub>
                  <mo stretchy="false">∑</mo>
                  <mi>f</mi>
                </msub>
                <msub>
                  <mi mathvariant="normal">α</mi>
                  <mi>f</mi>
                </msub>
              </mrow>
            </mrow>
            <msub>
              <mi>x</mi>
              <mi>f</mi>
            </msub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stretchy="false">(</mo>
              <mrow>
                <mi mathvariant="normal">λ</mi>
              </mrow>
              <mo fence="true" stretchy="false">)</mo>
            </mrow>
          </mrow>
        </mtd>
      </mtr>
    </mtable>
    <annotation encoding="StarMath 5.0">sd_m sim "Half-Cauchy"( %beta ) newline
%alpha sim "Normal"(%mu_m,sd_m) newline
"log"(%lambda) = %alpha_{m} x_{m} + sum_f %alpha_{f} x_{f} newline
y_i sim "Poisson"(%lambda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